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87.4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67.54mm"/>
    </style:style>
    <style:style style:name="co8" style:family="table-column">
      <style:table-column-properties fo:break-before="auto" style:column-width="34.8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6" style:family="table-cell" style:parent-style-name="Default">
      <style:table-cell-properties fo:border-bottom="0.74pt solid #000000" style:text-align-source="fix" style:repeat-content="false" fo:wrap-option="wrap" fo:border-left="0.74pt solid #000000" fo:border-right="0.99pt solid #000000" fo:border-top="0.74pt solid #000000" style:vertical-align="middle"/>
      <style:paragraph-properties fo:text-align="center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99pt solid #000000" fo:border-top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8"/>
        <table:table-column table:style-name="co1" table:number-columns-repeated="1014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ype d’équipement</text:p>
          </table:table-cell>
          <table:table-cell table:style-name="ce2" office:value-type="string" calcext:value-type="string">
            <text:p>Nom de l’équipement</text:p>
          </table:table-cell>
          <table:table-cell table:style-name="ce2" office:value-type="string" calcext:value-type="string">
            <text:p>Résilience température</text:p>
          </table:table-cell>
          <table:table-cell table:style-name="ce2" office:value-type="string" calcext:value-type="string">
            <text:p>Courant</text:p>
          </table:table-cell>
          <table:table-cell table:style-name="ce2" office:value-type="string" calcext:value-type="string">
            <text:p>Tension</text:p>
          </table:table-cell>
          <table:table-cell table:style-name="ce2" office:value-type="string" calcext:value-type="string">
            <text:p>Type de signal</text:p>
          </table:table-cell>
          <table:table-cell table:style-name="ce2" office:value-type="string" calcext:value-type="string">
            <text:p>Fonction</text:p>
          </table:table-cell>
          <table:table-cell table:style-name="ce2" office:value-type="string" calcext:value-type="string">
            <text:p>Lien vers Datasheet</text:p>
          </table:table-cell>
          <table:table-cell table:style-name="ce5" office:value-type="string" calcext:value-type="string">
            <text:p>Boutique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HS-00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bas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" table:number-columns-repeated="1014"/>
        </table:table-row>
        <table:table-row table:style-name="ro1">
          <table:table-cell table:style-name="ce3" office:value-type="string" calcext:value-type="string">
            <text:p>THS-01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milieu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" table:number-columns-repeated="1014"/>
        </table:table-row>
        <table:table-row table:style-name="ro1">
          <table:table-cell table:style-name="ce3" office:value-type="string" calcext:value-type="string">
            <text:p>THS-02</text:p>
          </table:table-cell>
          <table:table-cell table:style-name="ce3" office:value-type="string" calcext:value-type="string">
            <text:p>Capteur transmetteur d’humidité au sol</text:p>
          </table:table-cell>
          <table:table-cell table:style-name="ce3" office:value-type="string" calcext:value-type="string">
            <text:p>Soil Moisture Hygrometer Detection Sensor Module W/Corrosion Resistance Probe DC 3.3-12V for Arduino</text:p>
          </table:table-cell>
          <table:table-cell table:style-name="ce3" office:value-type="string" calcext:value-type="string">
            <text:p>-25 ~ 85°</text:p>
          </table:table-cell>
          <table:table-cell table:style-name="ce3" office:value-type="string" calcext:value-type="string">
            <text:p>&lt;20mA; &lt;30mA (output)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humidité du substrat au niveau du mur végétalisé (haut).</text:p>
          </table:table-cell>
          <table:table-cell table:style-name="ce3" office:value-type="string" calcext:value-type="string">
            <text:p><text:a xlink:href="https://www.curtocircuito.com.br/datasheet/sensor/umidade_do_solo_corrosao.pdf" xlink:type="simple">Datasheet</text:a></text:p>
          </table:table-cell>
          <table:table-cell table:style-name="ce6" office:value-type="string" calcext:value-type="string">
            <text:p><text:a xlink:href="https://fr.aliexpress.com/item/4001291634820.html?spm=a2g0o.productlist.0.0.585bacacFNGucx&amp;algo_pvid=186d1f36-d856-452b-a12a-1584c5748f9a&amp;algo_expid=186d1f36-d856-452b-a12a-1584c5748f9a-21&amp;btsid=2100bb4716031092553632314ea142&amp;ws_ab_test=searchweb0_0,searchweb201602_,searchweb201603_" xlink:type="simple">Lien</text:a></text:p>
          </table:table-cell>
          <table:table-cell table:style-name="ce1" table:number-columns-repeated="1014"/>
        </table:table-row>
        <table:table-row table:style-name="ro1">
          <table:table-cell table:style-name="ce3" office:value-type="string" calcext:value-type="string">
            <text:p>TT-00</text:p>
          </table:table-cell>
          <table:table-cell table:style-name="ce3" office:value-type="string" calcext:value-type="string">
            <text:p>Capteur transmetteur de température</text:p>
          </table:table-cell>
          <table:table-cell table:style-name="ce3" office:value-type="string" calcext:value-type="string">
            <text:p>DHT11</text:p>
          </table:table-cell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0,5-2,5mA</text:p>
          </table:table-cell>
          <table:table-cell table:style-name="ce3" office:value-type="string" calcext:value-type="string">
            <text:p>3-5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a température ambiante au niveau du mur végétalisé.</text:p>
          </table:table-cell>
          <table:table-cell table:style-name="ce3" office:value-type="string" calcext:value-type="string">
            <text:p><text:a xlink:href="https://www.mouser.com/datasheet/2/758/DHT11-Technical-Data-Sheet-Translated-Version-1143054.pdf" xlink:type="simple">Datasheet</text:a></text:p>
          </table:table-cell>
          <table:table-cell table:style-name="ce7" office:value-type="string" calcext:value-type="string">
            <text:p><text:a xlink:href="https://fr.aliexpress.com/item/32994164008.html?spm=a2g0o.productlist.0.0.64be387dKHBbmt&amp;s=p&amp;ad_pvid=202010190508277788982742932000000224433_2&amp;algo_pvid=f22b9402-ddf5-4e4b-912c-1c5a666061ad&amp;algo_expid=f22b9402-ddf5-4e4b-912c-1c5a666061ad-1&amp;btsid=2100bb4716031093073293097ea142&amp;ws_ab_test=searchweb0_0,searchweb201602_,searchweb201603_" xlink:type="simple">Lien</text:a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TP-00</text:p>
          </table:table-cell>
          <table:table-cell table:style-name="ce3" office:value-type="string" calcext:value-type="string">
            <text:p>Capteur transmetteur de pluviométrie</text:p>
          </table:table-cell>
          <table:table-cell table:style-name="ce3" office:value-type="string" calcext:value-type="string">
            <text:p>MS-WH-SP-RG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a pluviométrie au niveau du mur végétalisé.</text:p>
          </table:table-cell>
          <table:table-cell table:style-name="ce3" office:value-type="string" calcext:value-type="string">
            <text:p><text:a xlink:href="http://www.misolie.net/misol-spare-part-for-weather-station-to-measure-the-rain-volume-for-rain-meter-for-rain-gauge-p-513.html" xlink:type="simple">Datasheet</text:a></text:p>
          </table:table-cell>
          <table:table-cell table:style-name="ce7" office:value-type="string" calcext:value-type="string">
            <text:p><text:a xlink:href="https://fr.aliexpress.com/item/1000001838878.html" xlink:type="simple">Lien</text:a>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AS-00</text:p>
          </table:table-cell>
          <table:table-cell table:style-name="ce3" office:value-type="string" calcext:value-type="string">
            <text:p>Capteur contrôleur de niveau d’eau</text:p>
          </table:table-cell>
          <table:table-cell table:style-name="ce3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3" office:value-type="string" calcext:value-type="string">
            <text:p>-30 ~ 125°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00-22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Déclenche un signal lorsque la cuve est vide.</text:p>
          </table:table-cell>
          <table:table-cell table:style-name="ce3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7" office:value-type="string" calcext:value-type="string">
            <text:p><text:a xlink:href="https://fr.aliexpress.com/item/33004754249.html?src=google&amp;albch=shopping&amp;acnt=631-313-3945&amp;isdl=y&amp;slnk=&amp;plac=&amp;mtctp=&amp;albbt=Gploogle_7_shopping&amp;aff_atform=google&amp;aff_short_key=UneMJZVf&amp;&amp;albagn=888888&amp;albcp=9867207063&amp;albag=103142451827&amp;trgt=800756789506&amp;crea=fr33004754249&amp;netw=u&amp;device=c&amp;albpg=800756789506&amp;albpd=fr33004754249&amp;gclid=Cj0KCQjw8rT8BRCbARIsALWiOvRba5xDFYJGJL8_DuQkh-yb5GpBUmo0-ObbxQg_IYH2rreTydU4yvEaAkhqEALw_wcB&amp;gclsrc=aw.ds" xlink:type="simple">Lien</text:a>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AS-01</text:p>
          </table:table-cell>
          <table:table-cell table:style-name="ce3" office:value-type="string" calcext:value-type="string">
            <text:p>Capteur contrôleur de niveau d’eau</text:p>
          </table:table-cell>
          <table:table-cell table:style-name="ce3" office:value-type="string" calcext:value-type="string">
            <text:p>Capteur de niveau d'eau Vertical en acier inoxydable, contrôleur de flotteur interne, interrupteur de pompe automatique, ligne de 45mm</text:p>
          </table:table-cell>
          <table:table-cell table:style-name="ce3" office:value-type="string" calcext:value-type="string">
            <text:p>-30 ~ 125°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00-220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Déclenche un signal lorsque la cuve est pleine.</text:p>
          </table:table-cell>
          <table:table-cell table:style-name="ce3" office:value-type="string" calcext:value-type="string">
            <text:p><text:a xlink:href="https://www.fimic.com/wp-content/uploads/2016/04/Contacteur-de-niveau-à-flotteur.pdf" xlink:type="simple">Datasheet</text:a></text:p>
          </table:table-cell>
          <table:table-cell table:style-name="ce7" office:value-type="string" calcext:value-type="string">
            <text:p><text:a xlink:href="https://fr.aliexpress.com/item/33004754249.html?src=google&amp;albch=shopping&amp;acnt=631-313-3945&amp;isdl=y&amp;slnk=&amp;plac=&amp;mtctp=&amp;albbt=Gploogle_7_shopping&amp;aff_atform=google&amp;aff_short_key=UneMJZVf&amp;&amp;albagn=888888&amp;albcp=9867207063&amp;albag=103142451827&amp;trgt=800756789506&amp;crea=fr33004754249&amp;netw=u&amp;device=c&amp;albpg=800756789506&amp;albpd=fr33004754249&amp;gclid=Cj0KCQjw8rT8BRCbARIsALWiOvRba5xDFYJGJL8_DuQkh-yb5GpBUmo0-ObbxQg_IYH2rreTydU4yvEaAkhqEALw_wcB&amp;gclsrc=aw.ds" xlink:type="simple">Lien</text:a>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LT-00</text:p>
          </table:table-cell>
          <table:table-cell table:style-name="ce3" office:value-type="string" calcext:value-type="string">
            <text:p>Capteur transmetteur de niveau d’eau</text:p>
          </table:table-cell>
          <table:table-cell table:style-name="ce3" office:value-type="string" calcext:value-type="string">
            <text:p>AJ-SR04M</text:p>
          </table:table-cell>
          <table:table-cell table:style-name="ce3" office:value-type="string" calcext:value-type="string">
            <text:p>-10 ~ 70°</text:p>
          </table:table-cell>
          <table:table-cell table:style-name="ce3" office:value-type="string" calcext:value-type="string">
            <text:p>5mA(repos)-30mA</text:p>
          </table:table-cell>
          <table:table-cell table:style-name="ce3" office:value-type="string" calcext:value-type="string">
            <text:p>5V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Mesure le niveau d’eau de la cuve par ultrason et envoie l’information sur le serveur.</text:p>
          </table:table-cell>
          <table:table-cell table:style-name="ce3" office:value-type="string" calcext:value-type="string">
            <text:p><text:a xlink:href="https://wiki.dfrobot.com/Weather_-_proof_Ultrasonic_Sensor_with_Separate_Probe_SKU___SEN0208" xlink:type="simple">Datasheet</text:a></text:p>
          </table:table-cell>
          <table:table-cell table:style-name="ce7" office:value-type="string" calcext:value-type="string">
            <text:p><text:a xlink:href="https://fr.aliexpress.com/item/32915100619.html?src=google&amp;albch=shopping&amp;acnt=248-630-5778&amp;isdl=y&amp;slnk=&amp;plac=&amp;mtctp=&amp;albbt=Gploogle_7_shopping&amp;aff_atform=google&amp;aff_short_key=UneMJZVf&amp;gclsrc=aw.ds&amp;&amp;albagn=888888&amp;&amp;ds_e_adid=438856512841&amp;ds_e_matchtype=&amp;ds_e_device=c&amp;ds_e_network=u&amp;ds_e_product_group_id=743612850874&amp;ds_e_product_id=fr32915100619&amp;ds_e_product_merchant_id=107407105&amp;ds_e_product_country=FR&amp;ds_e_product_language=fr&amp;ds_e_product_channel=online&amp;ds_e_product_store_id=&amp;ds_url_v=2&amp;ds_dest_url=https://fr.aliexpress.com/item/32915100619.html?&amp;albcp=10191220517&amp;albag=107473525088&amp;gclid=Cj0KCQjw8rT8BRCbARIsALWiOvSyb-lP6zVkZUPVVV-LOgtpMxsuf4uLKj6TThC4zoTLKsSt0FHxwEkaAkFvEALw_wcB" xlink:type="simple">Lien</text:a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EV-00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’eau de vill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EV-01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’eau de plui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EV-02</text:p>
          </table:table-cell>
          <table:table-cell table:style-name="ce3" office:value-type="string" calcext:value-type="string">
            <text:p>Electrovann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Actionne électroniquement la vanne de la pomp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VM-00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’eau de vill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VM-01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a pompe (entrée)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VM-02</text:p>
          </table:table-cell>
          <table:table-cell table:style-name="ce3" office:value-type="string" calcext:value-type="string">
            <text:p>Vanne à boule manuell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Actionne manuellement la vanne de la pompe (sortie)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PI-00</text:p>
          </table:table-cell>
          <table:table-cell table:style-name="ce3" office:value-type="string" calcext:value-type="string">
            <text:p>Indicateur de pression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Indique le niveau de pression à l’entrée de la pomp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PI-01</text:p>
          </table:table-cell>
          <table:table-cell table:style-name="ce3" office:value-type="string" calcext:value-type="string">
            <text:p>Indicateur de pression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Indique le niveau de pression à la sortie de la pomp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P-00</text:p>
          </table:table-cell>
          <table:table-cell table:style-name="ce3" office:value-type="string" calcext:value-type="string">
            <text:p>Pompe centrifuge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 office:value-type="string" calcext:value-type="string">
            <text:p>Filaire</text:p>
          </table:table-cell>
          <table:table-cell table:style-name="ce3" office:value-type="string" calcext:value-type="string">
            <text:p>Pompe l’eau de la cuve pour arroser le mur végétalisé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3">
          <table:table-cell table:style-name="ce3" office:value-type="string" calcext:value-type="string">
            <text:p>TK-00</text:p>
          </table:table-cell>
          <table:table-cell table:style-name="ce3" office:value-type="string" calcext:value-type="string">
            <text:p>Cuve</text:p>
          </table:table-cell>
          <table:table-cell table:style-name="ce3" office:value-type="string" calcext:value-type="string">
            <text:p>/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/</text:p>
          </table:table-cell>
          <table:table-cell table:style-name="ce3" office:value-type="string" calcext:value-type="string">
            <text:p>Récupère l’eau de pluie ou l’eau de vill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CAR-00</text:p>
          </table:table-cell>
          <table:table-cell table:style-name="ce3" office:value-type="string" calcext:value-type="string">
            <text:p>Clapet anti-retour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2"/>
          <table:table-cell table:style-name="ce3" office:value-type="string" calcext:value-type="string">
            <text:p>/</text:p>
          </table:table-cell>
          <table:table-cell table:style-name="ce3"/>
          <table:table-cell table:style-name="ce3" office:value-type="string" calcext:value-type="string">
            <text:p>Coupe l’eau au niveau du tuyau de la pomp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CA-00</text:p>
          </table:table-cell>
          <table:table-cell table:style-name="ce3" office:value-type="string" calcext:value-type="string">
            <text:p>Crépine d’aspiration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/>
          <table:table-cell table:style-name="ce3" office:value-type="string" calcext:value-type="string">
            <text:p>Aspire l’eau dans le tuyau lorsque la pompe est activ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3" office:value-type="string" calcext:value-type="string">
            <text:p>FT-00</text:p>
          </table:table-cell>
          <table:table-cell table:style-name="ce3" office:value-type="string" calcext:value-type="string">
            <text:p>Capteur transmetteur de débit</text:p>
          </table:table-cell>
          <table:table-cell table:style-name="ce3" office:value-type="string" calcext:value-type="string">
            <text:p>?</text:p>
          </table:table-cell>
          <table:table-cell table:style-name="ce3" table:number-columns-repeated="2"/>
          <table:table-cell table:style-name="ce3" office:value-type="string" calcext:value-type="string">
            <text:p>?</text:p>
          </table:table-cell>
          <table:table-cell table:style-name="ce3"/>
          <table:table-cell table:style-name="ce3" office:value-type="string" calcext:value-type="string">
            <text:p>Indique le débit à la sortie de la pompe.</text:p>
          </table:table-cell>
          <table:table-cell table:style-name="ce3"/>
          <table:table-cell table:style-name="ce7"/>
          <table:table-cell table:number-columns-repeated="1014"/>
        </table:table-row>
        <table:table-row table:style-name="ro1">
          <table:table-cell table:style-name="ce4" office:value-type="string" calcext:value-type="string">
            <text:p>CE-00</text:p>
          </table:table-cell>
          <table:table-cell table:style-name="ce3" office:value-type="string" calcext:value-type="string">
            <text:p>Carte électronique</text:p>
          </table:table-cell>
          <table:table-cell table:style-name="ce3" office:value-type="string" calcext:value-type="string">
            <text:p>ESP-WROOM 32</text:p>
          </table:table-cell>
          <table:table-cell table:style-name="ce3" office:value-type="string" calcext:value-type="string">
            <text:p>-40 ~ 125°</text:p>
          </table:table-cell>
          <table:table-cell table:style-name="ce3" office:value-type="string" calcext:value-type="string">
            <text:p>95-240mA</text:p>
          </table:table-cell>
          <table:table-cell table:style-name="ce3" office:value-type="string" calcext:value-type="string">
            <text:p>3V</text:p>
          </table:table-cell>
          <table:table-cell table:style-name="ce3" office:value-type="string" calcext:value-type="string">
            <text:p>Wifi/Bluetooth</text:p>
          </table:table-cell>
          <table:table-cell table:style-name="ce3" office:value-type="string" calcext:value-type="string">
            <text:p>Module de gestion des équipements électroniques sur le mur végétalisé.</text:p>
          </table:table-cell>
          <table:table-cell table:style-name="ce3" office:value-type="string" calcext:value-type="string">
            <text:p><text:a xlink:href="https://www.espressif.com/sites/default/files/documentation/esp32_datasheet_en.pdf" xlink:type="simple">Datasheet</text:a></text:p>
          </table:table-cell>
          <table:table-cell table:style-name="ce7" office:value-type="string" calcext:value-type="string">
            <text:p><text:a xlink:href="https://fr.aliexpress.com/item/4001252685823.html?spm=a2g0o.productlist.0.0.533b1f7177tdvr&amp;algo_pvid=1fde229f-a1fb-4762-8c65-7ac7e013926d&amp;algo_expid=1fde229f-a1fb-4762-8c65-7ac7e013926d-8&amp;btsid=2100bb4716031096217396744ea142&amp;ws_ab_test=searchweb0_0,searchweb201602_,searchweb201603_" xlink:type="simple">Lien</text:a>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CE-01</text:p>
          </table:table-cell>
          <table:table-cell table:style-name="ce3" office:value-type="string" calcext:value-type="string">
            <text:p>Carte électronique</text:p>
          </table:table-cell>
          <table:table-cell table:style-name="ce3" office:value-type="string" calcext:value-type="string">
            <text:p>T-BEAM</text:p>
          </table:table-cell>
          <table:table-cell table:style-name="ce3" office:value-type="string" calcext:value-type="string">
            <text:p>-40 ~ 85°</text:p>
          </table:table-cell>
          <table:table-cell table:style-name="ce3" office:value-type="string" calcext:value-type="string">
            <text:p>10-14mA</text:p>
          </table:table-cell>
          <table:table-cell table:style-name="ce3" office:value-type="string" calcext:value-type="string">
            <text:p>3-5V</text:p>
          </table:table-cell>
          <table:table-cell table:style-name="ce3" office:value-type="string" calcext:value-type="string">
            <text:p>Wifi/Bluetooth/Lora</text:p>
          </table:table-cell>
          <table:table-cell table:style-name="ce3" office:value-type="string" calcext:value-type="string">
            <text:p>Module de gestion des équipements électroniques au niveau de la cuve.</text:p>
          </table:table-cell>
          <table:table-cell table:style-name="ce3" office:value-type="string" calcext:value-type="string">
            <text:p><text:a xlink:href="http://www.lilygo.cn/claprod_view.aspx?TypeId=62&amp;Id=1281&amp;FId=t28:62:28" xlink:type="simple">Datasheet</text:a></text:p>
          </table:table-cell>
          <table:table-cell table:style-name="ce7" office:value-type="string" calcext:value-type="string">
            <text:p><text:a xlink:href="file:///home/popschool/Documents/GitHub/solioti/Hardware/T-beam%20V1.1%20NEO-6M%20ESP%2032%20GPS%20SMA%20LORA%2032%20433/868/915Mhz%20WiFi%20Module%20Bluetooth%20sans%20fil%20ESP32%2018650%20support%20de%20batterie%20avec%20SoftRF" xlink:type="simple">Lien</text:a></text:p>
          </table:table-cell>
          <table:table-cell table:number-columns-repeated="1014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0:53:20.313827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</meta:initial-creator>
    <meta:creation-date>2020-10-16T14:24:23.939598330</meta:creation-date>
    <meta:generator>LibreOffice/6.1.5.2$Linux_X86_64 LibreOffice_project/10$Build-2</meta:generator>
    <dc:date>2020-10-19T15:01:15.746854099</dc:date>
    <dc:creator>Vincent </dc:creator>
    <meta:editing-duration>PT54M29S</meta:editing-duration>
    <meta:editing-cycles>8</meta:editing-cycles>
    <meta:document-statistic meta:table-count="1" meta:cell-count="185" meta:object-count="0"/>
  </office:meta>
</office:document-meta>
</file>